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Cells</text:p>
              </text:list-item>
              <text:list-item>
                <text:p text:style-name="P1">Nutrients – What is a nutrient? For our model it is the limiting factor for growth.</text:p>
              </text:list-item>
              <text:list-item>
                <text:p text:style-name="P1">(Signal)</text:p>
              </text:list-item>
              <text:list-item>
                <text:p text:style-name="P1">(Cell arr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might competition be affecting QF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/>
              </text:list-item>
              <text:list-item>
                <text:p>Can we improve on this.</text:p>
              </text:list-item>
              <text:list-item>
                <text:p>Can we correct current fitness measurements?</text:p>
                <text:list>
                  <text:list-item>
                    <text:p>We cannot convert between competition model b and logistic model parameters so instead we propose b as a new fitness measu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we assum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utrients are distributed evenly at time zero. (What is a nutrient?)</text:p>
                <text:list>
                  <text:list-item>
                    <text:p>Already rules out the nutrient limited logistic equivalent model.</text:p>
                    <text:list>
                      <text:list-item>
                        <text:p>What did we originally expect and want to do with this model?</text:p>
                      </text:list-item>
                    </text:list>
                  </text:list-item>
                  <text:list-item>
                    <text:p>Another possible explanation is that cultures are arresting.</text:p>
                  </text:list-item>
                  <text:list-item>
                    <text:p>A second is that nutrients are diffusing between cultures.</text:p>
                  </text:list-item>
                  <text:list-item>
                    <text:p>What might be the characteristics of these two mechanisms?</text:p>
                    <text:list>
                      <text:list-item>
                        <text:p>Arrest - Growth would stop at different times and be location independent.</text:p>
                      </text:list-item>
                      <text:list-item>
                        <text:p>Nutrient diffusion – Stopping times would be locally correlated. <text:s/></text:p>
                      </text:list-item>
                    </text:list>
                  </text:list-item>
                </text:list>
              </text:list-item>
              <text:list-item>
                <text:p text:style-name="P4">Inherent to the model – Cultures that start with the same amount of nutrients finish with the same amount of cells but in different times.</text:p>
                <text:list>
                  <text:list-item>
                    <text:p text:style-name="P4">Validity? - Lawless and Wilkinson </text:p>
                  </text:list-item>
                </text:list>
              </text:list-item>
              <text:list-item>
                <text:p text:style-name="P4">Starting cell concentrations are the same for all cultures.</text:p>
              </text:list-item>
              <text:list-item>
                <text:p text:style-name="P4">In any case <text:span text:style-name="T1">all</text:span> models are “wrong” (or) All models make assumptions. Is the model more useful?</text:p>
                <text:list>
                  <text:list-item>
                    <text:p text:style-name="P4">How will we test?</text:p>
                    <text:list>
                      <text:list-item>
                        <text:p text:style-name="P4">We propose b as a new fitness estimate. It has a mechanistic interpretation.</text:p>
                      </text:list-item>
                      <text:list-item>
                        <text:p text:style-name="P4">How does it compare to existing (non-mechanistic) fitness estimates? Non-mechanistic need not be worse (use whatever works). </text:p>
                      </text:list-item>
                      <text:list-item>
                        <text:p text:style-name="P4">Is there less variation between repeats? (Could it also be that biological variance dominates?)</text:p>
                      </text:list-item>
                      <text:list-item>
                        <text:p text:style-name="P4">How well do fitness estimates agree with existing knowledge?</text:p>
                        <text:list>
                          <text:list-item>
                            <text:p text:style-name="P4">We could look at the predictiblility of genetic interactions.</text:p>
                          </text:list-item>
                        </text:list>
                      </text:list-item>
                      <text:list-item>
                        <text:p text:style-name="P4">We could compare b estimates from solid agar with those from liquid cultures where the logistic equivalent model is vali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19:19:14.347107874</meta:creation-date>
    <dc:date>2016-07-20T22:38:15.759883210</dc:date>
    <meta:editing-duration>PT3H18M52S</meta:editing-duration>
    <meta:editing-cycles>28</meta:editing-cycles>
    <meta:generator>LibreOffice/5.1.4.2$Linux_X86_64 LibreOffice_project/10m0$Build-2</meta:generator>
    <meta:document-statistic meta:object-count="33"/>
  </office:meta>
</office:document-meta>
</file>